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uterFunctionsTests.toHttpHandlerHandlerReturnResponseStatusExceptionInResponseWrit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outerFunctionsTests.toHttpHandlerHandlerResponseStatu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outerFunctionsTests.toHttpHandlerHandler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outerFunctionsTests.nes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outerFunctionsTests.nes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outerFunctions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sTests.rout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outerFunctionsTests.toHttpHandlerNor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outerFunctionsTests.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sTests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sTests.toHttpHandlerRouteNotFoundReturnsResponseStatu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outerFunctionsTests.rout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outerFunctionsTests.toHttpHandlerWeb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outerFunctionsTests.raw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sTests.writeTo( ServerWebExchange exchange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sTests.toHttpHandlerHandlerReturn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outerFunctionsTests.toHttpHandlerHandlerThrowResponseStatusExceptionInResponseWrit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